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path draw:style-name="gr1" draw:layer="layout" svg:width="1.111cm" svg:height="2cm" svg:x="0cm" svg:y="0cm" svg:viewBox="0 0 1112 2001" svg:d="m556 0c556 1445 0 0 556 1445 0 333-223 556-556 556s-556-223-556-556z">
            <text:p/>
          </draw:path>
          <draw:path draw:style-name="gr2" draw:layer="layout" svg:width="1.111cm" svg:height="2cm" svg:x="0cm" svg:y="0cm" svg:viewBox="0 0 1112 2001" svg:d="m556 0c556 1445 0 0 556 1445 0 333-223 556-556 556s-556-223-556-556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PAR</dc:title>
    <meta:creation-date>2011-02-07T17:07:1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